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yPrivateStorage/Layout" manifest:media-type=""/>
  <manifest:file-entry manifest:full-path="MyPrivateStorage/" manifest:media-type="vnd.MyVendor.MyProject.StorageType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ff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c0c0c0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/>
    </style:style>
    <style:style style:name="P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fo:color="#0000ff"/>
    </style:style>
    <style:style style:name="T2" style:family="text">
      <style:text-properties fo:color="#c0c0c0"/>
    </style:style>
    <style:style style:name="T3" style:family="text">
      <style:text-properties fo:color="#ff0000"/>
    </style:style>
    <style:style style:name="T4" style:family="text">
      <style:text-properties fo:color="#007575"/>
    </style:style>
    <style:style style:name="T5" style:family="text">
      <style:text-properties fo:color="#009c00"/>
    </style:style>
    <style:style style:name="T6" style:family="text">
      <style:text-properties fo:color="#c34e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cro</text:span><text:span text:style-name="T2"> </text:span>clusteur()<text:span text:style-name="T3">//SuperRes clusters </text:span></text:p>
      <text:p text:style-name="P1"><text:span text:style-name="T1">variable</text:span><text:span text:style-name="T2"> </text:span>ptsizeH,ptsizeB,<text:span text:style-name="T2"> </text:span>ind,<text:span text:style-name="T2"> </text:span>centro,nbclust,<text:span text:style-name="T2"> </text:span>maxRad,<text:span text:style-name="T2"> </text:span>trumpo,<text:span text:style-name="T2"> </text:span>indo,<text:span text:style-name="T2"> </text:span>nada,<text:span text:style-name="T2"> </text:span>thres,<text:span text:style-name="T2"> </text:span>taye,<text:span text:style-name="T2"> </text:span>indou,<text:span text:style-name="T2"> </text:span>nbpointspercluster</text:p>
      <text:p text:style-name="P2">string</text:p>
      <text:p text:style-name="P1">indou=-1</text:p>
      <text:p text:style-name="P1"><text:span text:style-name="T2"><text:s text:c="8"/></text:span><text:span text:style-name="T1">do</text:span><text:span text:style-name="T2"> </text:span></text:p>
      <text:p text:style-name="P1"><text:span text:style-name="T2"><text:s text:c="8"/></text:span>indou+=1</text:p>
      <text:p text:style-name="P1"><text:span text:style-name="T2"><text:s text:c="8"/></text:span><text:span text:style-name="T4">killwaves</text:span>/A/Z</text:p>
      <text:p text:style-name="P4"><text:span text:style-name="T2"><text:s text:c="8"/></text:span><text:span text:style-name="T4">newpath</text:span>/O/Q<text:span text:style-name="T2"> </text:span>path1,<text:span text:style-name="T2"> </text:span><text:span text:style-name="T5">"C:Users:christophe:Desktop:data</text:span><text:span text:style-name="T2"> <text:s text:c="21"/></text:span></text:p>
      <text:p text:style-name="P5"><text:s text:c="7"/></text:p>
      <text:p text:style-name="P1"><text:span text:style-name="T2"><text:s text:c="8"/></text:span><text:span text:style-name="T4">make</text:span>/T/O<text:span text:style-name="T2"> </text:span>Textfeuill={<text:span text:style-name="T5">"Feuil1"</text:span>}</text:p>
      <text:p text:style-name="P4"><text:span text:style-name="T2"><text:s text:c="8"/></text:span><text:span text:style-name="T4">make</text:span>/T/O<text:span text:style-name="T2"> </text:span>TextWave={<text:span text:style-name="T5">"191012_PA-BiFC_Ubx51-Exd54_sgs3G4_29deg_PALM_treated_001.xls"</text:span>,<text:span text:style-name="T2"> </text:span><text:span text:style-name="T5">"191012_PA-BiFC_Ubx51-Exd54_sgs3G4_29deg_PALM_treated_002.xls"</text:span>,\</text:p>
      <text:p text:style-name="P4"><text:span text:style-name="T2"><text:s text:c="8"/></text:span><text:span text:style-name="T5">"191012_PA-BiFC_Ubx51-Exd54_sgs3G4_29deg_PALM_treated_003.xls"</text:span>,<text:span text:style-name="T5">"191012_PA-BiFC_Ubx-Exd_sgs3G4_29deg_PALM_treated_001.xls"</text:span>,\</text:p>
      <text:p text:style-name="P4"><text:span text:style-name="T2"><text:s text:c="9"/></text:span><text:span text:style-name="T5">"191012_PA-BiFC_Ubx-Exd_sgs3G4_29deg_PALM_treated_002.xls"</text:span>,<text:span text:style-name="T5">"191016_PA-BiFC_Ubx51-Exd54_sgs3G4_29deg_PALM_treated_001.xls"</text:span>,<text:span text:style-name="T2"> </text:span>\</text:p>
      <text:p text:style-name="P4"><text:span text:style-name="T2"><text:s text:c="9"/></text:span><text:span text:style-name="T5">"191016_PA-BiFC_Ubx-Exd_sgs3G4_29deg_PALM_treated_001.xls"</text:span>,<text:span text:style-name="T2"> <text:s/></text:span><text:span text:style-name="T5">"191016_PA-BiFC_Ubx-Exd_sgs3G4_29deg_PALM_treated_002.xls"</text:span>,\</text:p>
      <text:p text:style-name="P4"><text:span text:style-name="T2"><text:s text:c="10"/></text:span><text:span text:style-name="T5">"191017_PA-BiFC_Ubx51-Exd54_sgs3G4_29deg_PALM_treated_001_Localization</text:span><text:span text:style-name="T2"> </text:span><text:span text:style-name="T5">Microscopy.xls"</text:span>,<text:span text:style-name="T2"> </text:span>\</text:p>
      <text:p text:style-name="P4"><text:span text:style-name="T2"><text:s text:c="10"/></text:span><text:span text:style-name="T5">"191017_PA-BiFC_Ubx51-Exd54_sgs3G4_29deg_PALM_treated_002_Localization</text:span><text:span text:style-name="T2"> </text:span><text:span text:style-name="T5">Microscopy.xls"</text:span>,\</text:p>
      <text:p text:style-name="P4"><text:span text:style-name="T2"><text:s text:c="10"/></text:span><text:span text:style-name="T5">"191017_PA-BiFC_Ubx-Exd_sgs3G4_29deg_PALM_treated_001_Localization</text:span><text:span text:style-name="T2"> </text:span><text:span text:style-name="T5">Microscopy.xls"</text:span>,<text:span text:style-name="T2"> </text:span>\</text:p>
      <text:p text:style-name="P4"><text:span text:style-name="T2"><text:s text:c="9"/></text:span><text:span text:style-name="T5">"191209_PAmCh-Ubx_sgs3G4_29deg_PALM_001_treated.xls"</text:span>,<text:span text:style-name="T2"> </text:span><text:span text:style-name="T5">"191209_PAmCh-Ubx_sgs3G4_29deg_PALM_002_treated.xls"</text:span>,\</text:p>
      <text:p text:style-name="P4"><text:span text:style-name="T2"><text:s text:c="10"/></text:span><text:span text:style-name="T5">"191209_PAmCh-Ubx_sgs3G4_29deg_PALM_treated_003.xls"</text:span>,<text:span text:style-name="T5">"191209_PAmCh-Ubx_sgs3G4_29deg_PALM_treated_004_Localization</text:span><text:span text:style-name="T2"> </text:span><text:span text:style-name="T5">Microscopy.xls"</text:span>,<text:span text:style-name="T2"> </text:span>\</text:p>
      <text:p text:style-name="P1"><text:span text:style-name="T2"><text:s text:c="10"/></text:span><text:span text:style-name="T5">"191209_PAmCh-Ubx_sgs3G4_29deg_PALM_treated_005.xls"</text:span>,<text:span text:style-name="T2"> </text:span><text:span text:style-name="T5">"191209_PAmCh-Ubx_sgs3G4_29deg_PALM_treated_006.xls"</text:span>}</text:p>
      <text:p text:style-name="P1"><text:span text:style-name="T2"><text:s text:c="8"/></text:span><text:span text:style-name="T4">Make</text:span><text:span text:style-name="T2"> </text:span>/O<text:span text:style-name="T2"> </text:span>/N=(1024,1024)<text:span text:style-name="T2"> </text:span>dataMat=0</text:p>
      <text:p text:style-name="P1"><text:span text:style-name="T2"><text:s text:c="8"/></text:span><text:span text:style-name="T4">Make</text:span><text:span text:style-name="T2"> </text:span>/O<text:span text:style-name="T2"> </text:span>/N=2<text:span text:style-name="T2"> </text:span>traiche=0</text:p>
      <text:p text:style-name="P1"><text:span text:style-name="T2"><text:s text:c="8"/></text:span><text:span text:style-name="T4">SetScale</text:span><text:span text:style-name="T2"> </text:span>x,0,102400,dataMat</text:p>
      <text:p text:style-name="P1"><text:span text:style-name="T2"><text:s text:c="8"/></text:span><text:span text:style-name="T4">SetScale</text:span><text:span text:style-name="T2"> </text:span>y,0,102400,dataMat</text:p>
      <text:p text:style-name="P1"><text:span text:style-name="T2"><text:s text:c="8"/></text:span><text:span text:style-name="T4">Duplicate</text:span><text:span text:style-name="T2"> </text:span>/O<text:span text:style-name="T2"> </text:span>dataMat,countMat</text:p>
      <text:p text:style-name="P1"><text:span text:style-name="T2"><text:s text:c="8"/></text:span><text:span text:style-name="T4">XLLoadWave</text:span>/Q/D/N=clust/S=Textfeuill[0]/P=path1<text:span text:style-name="T2"> </text:span>TextWave[16</text:p>
      <text:p text:style-name="P1"><text:span text:style-name="T2"><text:s text:c="8"/></text:span><text:span text:style-name="T4">display</text:span>/K=1/N=graphepreci<text:span text:style-name="T2"> </text:span>clust5<text:span text:style-name="T2"> </text:span>vs<text:span text:style-name="T2"> </text:span>clust4</text:p>
      <text:p text:style-name="P4"><text:span text:style-name="T2"><text:s text:c="8"/></text:span><text:span text:style-name="T4">ModifyGraph</text:span><text:span text:style-name="T2"> </text:span>mode=3,marker=19,<text:span text:style-name="T2"> </text:span>msize=1</text:p>
      <text:p text:style-name="P5"><text:s text:c="8"/></text:p>
      <text:p text:style-name="P4"><text:span text:style-name="T2"><text:s text:c="8"/></text:span>ptsizeH=2</text:p>
      <text:p text:style-name="P4"/>
      <text:p text:style-name="P4"><text:soft-page-break/><text:span text:style-name="T2"><text:s text:c="8"/></text:span>ptsizeB=1</text:p>
      <text:p text:style-name="P5"><text:s text:c="8"/></text:p>
      <text:p text:style-name="P4"><text:span text:style-name="T2"><text:s text:c="8"/></text:span>clust5[0]=clust5[1]</text:p>
      <text:p text:style-name="P4"/>
      <text:p text:style-name="P4"><text:span text:style-name="T2"><text:s text:c="8"/></text:span>clust4[0]=clust4[1]<text:span text:style-name="T2"> <text:s text:c="4"/></text:span></text:p>
      <text:p text:style-name="P5"><text:s text:c="16"/></text:p>
      <text:p text:style-name="P4"><text:span text:style-name="T2"><text:s text:c="8"/></text:span><text:span text:style-name="T4">concatenate</text:span>/O<text:span text:style-name="T2"> </text:span>{clust4,clust5},<text:span text:style-name="T2"> </text:span>Dclus</text:p>
      <text:p text:style-name="P4"/>
      <text:p text:style-name="P1"><text:span text:style-name="T2"><text:s text:c="8"/></text:span>maxRad=4000</text:p>
      <text:p text:style-name="P1"><text:span text:style-name="T2"><text:s text:c="8"/></text:span><text:span text:style-name="T4">FPClustering</text:span>/MAXR=(maxRad)/CM<text:span text:style-name="T2"> </text:span>Dclust</text:p>
      <text:p text:style-name="P1"><text:span text:style-name="T2"><text:s text:c="8"/></text:span><text:span text:style-name="T4">wavestats</text:span>/Q<text:span text:style-name="T2"> </text:span>W_FPCenterIndex</text:p>
      <text:p text:style-name="P1"><text:span text:style-name="T2"><text:s text:c="8"/></text:span><text:span text:style-name="T3">//W_FPCenterIndex: each cluster (x) has an associated point (y), size = <text:tab/><text:tab/>number of clusters. </text:span></text:p>
      <text:p text:style-name="P1"><text:span text:style-name="T2"><text:s text:c="8"/></text:span><text:span text:style-name="T3">//W_FPClusterIndex: each point (x) has a cluster number (y), size = <text:tab/><text:tab/><text:tab/>number of points. </text:span></text:p>
      <text:p text:style-name="P1"><text:span text:style-name="T2"><text:s text:c="8"/></text:span>nbclust=V_npnts</text:p>
      <text:p text:style-name="P1"><text:span text:style-name="T2"><text:s text:c="8"/></text:span><text:span text:style-name="T4">print</text:span><text:span text:style-name="T2"> </text:span>nbclust</text:p>
      <text:p text:style-name="P1"><text:span text:style-name="T2"><text:s text:c="8"/></text:span><text:span text:style-name="T4">make</text:span>/O/N=(nbclust)<text:span text:style-name="T2"> </text:span>centrowavex=0,centrowavey=0,<text:span text:style-name="T2"> </text:span>poic=1</text:p>
      <text:p text:style-name="P1"><text:span text:style-name="T2"><text:s text:c="8"/></text:span><text:span text:style-name="T4">wavestats</text:span>/Q<text:span text:style-name="T2"> </text:span>W_FPClusterIndex</text:p>
      <text:p text:style-name="P1"><text:span text:style-name="T2"><text:s text:c="8"/></text:span>trumpo=V_npnts</text:p>
      <text:p text:style-name="P1"><text:span text:style-name="T2"><text:s text:c="8"/></text:span><text:span text:style-name="T4">make</text:span>/O/N=(nbclust)<text:span text:style-name="T2"> </text:span>centrowavex=0,centrowavey=0</text:p>
      <text:p text:style-name="P1"><text:span text:style-name="T2"><text:s text:c="8"/></text:span>ind=-1</text:p>
      <text:p text:style-name="P4"><text:span text:style-name="T2"><text:s text:c="16"/></text:span><text:span text:style-name="T1">do</text:span></text:p>
      <text:p text:style-name="P1"><text:span text:style-name="T2"><text:s text:c="16"/></text:span>ind+=1<text:span text:style-name="T2"> <text:s/></text:span></text:p>
      <text:p text:style-name="P4"><text:span text:style-name="T2"><text:s text:c="16"/></text:span>centro=W_FPCenterIndex[ind]</text:p>
      <text:p text:style-name="P5"><text:s text:c="8"/></text:p>
      <text:p text:style-name="P1"><text:span text:style-name="T2"><text:s text:c="16"/></text:span>centrowavex[ind]=Dclust[centro][0]</text:p>
      <text:p text:style-name="P1"><text:span text:style-name="T2"><text:s text:c="16"/></text:span>centrowavey[ind]=Dclust[centro][1]</text:p>
      <text:p text:style-name="P1"><text:span text:style-name="T2"><text:s text:c="16"/></text:span><text:span text:style-name="T1">while</text:span><text:span text:style-name="T2"> </text:span>(ind&lt;nbclust-1)</text:p>
      <text:p text:style-name="P1"><text:span text:style-name="T2"><text:s text:c="8"/></text:span><text:span text:style-name="T4">ModifyGraph</text:span><text:span text:style-name="T2"> </text:span>zColor(clust5)={W_FPClusterIndex,*,*,Spectrum,0}</text:p>
      <text:p text:style-name="P1"><text:span text:style-name="T2"><text:s text:c="8"/></text:span><text:span text:style-name="T4">ModifyGraph</text:span><text:span text:style-name="T2"> </text:span>width={Aspect,1}</text:p>
      <text:p text:style-name="P1"><text:span text:style-name="T2"><text:s text:c="8"/></text:span>•<text:span text:style-name="T4">ModifyGraph</text:span><text:span text:style-name="T2"> </text:span>expand=1.5<text:span text:style-name="T2"> <text:s text:c="3"/></text:span></text:p>
      <text:p text:style-name="P1"><text:span text:style-name="T2"><text:s text:c="8"/></text:span><text:span text:style-name="T3">//Removal of clusters with few points. </text:span></text:p>
      <text:p text:style-name="P1"><text:span text:style-name="T2"><text:s text:c="8"/></text:span><text:span text:style-name="T4">duplicate</text:span>/O<text:span text:style-name="T2"> <text:s/></text:span>W_FPClusterIndex,<text:span text:style-name="T2"> </text:span>pointclusterindex</text:p>
      <text:p text:style-name="P1"><text:span text:style-name="T2"><text:s text:c="8"/></text:span><text:span text:style-name="T4">sort</text:span><text:span text:style-name="T2"> </text:span>pointclusterindex,pointclusterindex<text:span text:style-name="T2"> </text:span></text:p>
      <text:p text:style-name="P3"><text:s text:c="8"/></text:p>
      <text:p text:style-name="P4"><text:soft-page-break/><text:span text:style-name="T2"><text:s text:c="8"/></text:span>nada=0</text:p>
      <text:p text:style-name="P4"/>
      <text:p text:style-name="P1"><text:span text:style-name="T2"><text:s text:c="8"/></text:span>indo=-1</text:p>
      <text:p text:style-name="P4"><text:span text:style-name="T2"><text:s text:c="16"/></text:span><text:span text:style-name="T1">do</text:span></text:p>
      <text:p text:style-name="P4"><text:span text:style-name="T1"/></text:p>
      <text:p text:style-name="P4"><text:span text:style-name="T2"><text:s text:c="16"/></text:span>indo+=1</text:p>
      <text:p text:style-name="P5"><text:s text:c="8"/></text:p>
      <text:p text:style-name="P4"><text:span text:style-name="T2"><text:s text:c="16"/></text:span><text:span text:style-name="T1">if</text:span><text:span text:style-name="T2"> </text:span>(pointclusterindex[indo]==pointclusterindex[indo+1])</text:p>
      <text:p text:style-name="P5"><text:s text:c="8"/></text:p>
      <text:p text:style-name="P4"><text:span text:style-name="T2"><text:s text:c="16"/></text:span>poic[nada]=poic[nada]+1</text:p>
      <text:p text:style-name="P5"><text:s text:c="8"/></text:p>
      <text:p text:style-name="P4"><text:span text:style-name="T2"><text:s text:c="16"/></text:span><text:span text:style-name="T1">else</text:span></text:p>
      <text:p text:style-name="P5"><text:s text:c="8"/></text:p>
      <text:p text:style-name="P4"><text:span text:style-name="T2"><text:s text:c="16"/></text:span>nada=nada+1</text:p>
      <text:p text:style-name="P5"><text:s text:c="8"/></text:p>
      <text:p text:style-name="P1"><text:span text:style-name="T2"><text:s text:c="16"/></text:span><text:span text:style-name="T1">endif</text:span><text:span text:style-name="T2"> <text:s text:c="2"/></text:span></text:p>
      <text:p text:style-name="P1"><text:span text:style-name="T2"><text:s text:c="16"/></text:span><text:span text:style-name="T1">while</text:span><text:span text:style-name="T2"> </text:span>(indo&lt;trumpo-2)</text:p>
      <text:p text:style-name="P1"><text:span text:style-name="T2"><text:s text:c="8"/></text:span><text:span text:style-name="T4">SplitWave</text:span>/O/N=ast<text:span text:style-name="T2"> <text:s/></text:span>M_clustersCM</text:p>
      <text:p text:style-name="P4"><text:span text:style-name="T2"><text:s text:c="8"/></text:span><text:span text:style-name="T4">duplicate</text:span>/O<text:span text:style-name="T2"> </text:span>poic,<text:span text:style-name="T2"> <text:s/></text:span>past</text:p>
      <text:p text:style-name="P4"/>
      <text:p text:style-name="P4"><text:span text:style-name="T2"><text:s text:c="8"/></text:span><text:span text:style-name="T4">duplicate</text:span>/O<text:span text:style-name="T2"> </text:span>ast0,<text:span text:style-name="T2"> </text:span>ast2</text:p>
      <text:p text:style-name="P4"/>
      <text:p text:style-name="P4"><text:span text:style-name="T2"><text:s text:c="8"/></text:span><text:span text:style-name="T4">duplicate</text:span>/O<text:span text:style-name="T2"> </text:span>ast1,<text:span text:style-name="T2"> </text:span>ast3</text:p>
      <text:p text:style-name="P4"/>
      <text:p text:style-name="P1"><text:span text:style-name="T2"><text:s text:c="8"/></text:span>thres=50<text:span text:style-name="T3">//Number of points in a cluster. </text:span></text:p>
      <text:p text:style-name="P4"><text:span text:style-name="T2"><text:s text:c="8"/></text:span>ast2=past[p]&lt;(thres)?<text:span text:style-name="T2"> </text:span><text:span text:style-name="T6">NaN</text:span><text:span text:style-name="T2"> </text:span>:<text:span text:style-name="T2"> </text:span>ast2[p]</text:p>
      <text:p text:style-name="P5"><text:s text:c="8"/></text:p>
      <text:p text:style-name="P1"><text:span text:style-name="T2"><text:s text:c="8"/></text:span>ast3=past[p]&lt;(thres)?<text:span text:style-name="T2"> </text:span><text:span text:style-name="T6">NaN</text:span><text:span text:style-name="T2"> </text:span>:<text:span text:style-name="T2"> </text:span>ast3[p]</text:p>
      <text:p text:style-name="P4"><text:span text:style-name="T2"><text:s text:c="8"/></text:span><text:span text:style-name="T4">WaveTransform</text:span><text:span text:style-name="T2"> </text:span>zapNaNs<text:span text:style-name="T2"> <text:s/></text:span>ast2</text:p>
      <text:p text:style-name="P4"/>
      <text:p text:style-name="P1"><text:span text:style-name="T2"><text:s text:c="8"/></text:span><text:span text:style-name="T4">WaveTransform</text:span><text:span text:style-name="T2"> </text:span>zapNaNs<text:span text:style-name="T2"> <text:s/></text:span>ast3</text:p>
      <text:p text:style-name="P1"><text:span text:style-name="T2"><text:s text:c="8"/></text:span>taye=<text:span text:style-name="T6">numpnts</text:span>(ast2)</text:p>
      <text:p text:style-name="P1"><text:span text:style-name="T2"><text:s text:c="8"/></text:span><text:span text:style-name="T4">print</text:span>(taye)</text:p>
      <text:p text:style-name="P1"><text:span text:style-name="T2"><text:s text:c="8"/></text:span><text:span text:style-name="T4">AppendToGraph</text:span><text:span text:style-name="T2"> <text:s/></text:span>ast3<text:span text:style-name="T2"> </text:span>vs<text:span text:style-name="T2"> </text:span>ast2</text:p>
      <text:p text:style-name="P1"><text:span text:style-name="T2"><text:s text:c="8"/></text:span>•<text:span text:style-name="T4">ModifyGraph</text:span><text:span text:style-name="T2"> </text:span>mode=3,rgb(ast3)=(0,0,65535)</text:p>
      <text:p text:style-name="P1"><text:span text:style-name="T2"><text:s text:c="8"/></text:span><text:span text:style-name="T4">SavePICT</text:span>/P=path1/O/E=-6/B=360/T=<text:span text:style-name="T5">"TIFF"</text:span><text:span text:style-name="T2"> </text:span>as<text:span text:style-name="T2"> </text:span>Textfeuill[indou]<text:span text:style-name="T2"> </text:span>+<text:span text:style-name="T5">".tif"</text:span></text:p>
      <text:p text:style-name="P1"><text:span text:style-name="T2"><text:s text:c="8"/></text:span><text:span text:style-name="T1">while</text:span><text:span text:style-name="T2"> </text:span>(indou&lt;0)</text:p>
      <text:p text:style-name="P2">en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place</meta:initial-creator>
    <meta:creation-date>2020-07-10T09:03:41.87</meta:creation-date>
    <dc:date>2023-12-20T11:27:58.592000000</dc:date>
    <meta:editing-duration>PT10M58S</meta:editing-duration>
    <meta:editing-cycles>4</meta:editing-cycles>
    <meta:generator>LibreOffice/6.2.8.2$Windows_X86_64 LibreOffice_project/f82ddfca21ebc1e222a662a32b25c0c9d20169ee</meta:generator>
    <meta:document-statistic meta:table-count="0" meta:image-count="0" meta:object-count="0" meta:page-count="3" meta:paragraph-count="94" meta:word-count="206" meta:character-count="4020" meta:non-whitespace-character-count="2997"/>
  </office:meta>
</office:document-meta>
</file>